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77d" officeooo:paragraph-rsid="000d477d"/>
    </style:style>
    <style:style style:name="P2" style:family="paragraph" style:parent-style-name="Standard">
      <style:text-properties officeooo:paragraph-rsid="000d477d"/>
    </style:style>
    <style:style style:name="P3" style:family="paragraph" style:parent-style-name="Standard">
      <style:text-properties officeooo:rsid="000e658c" officeooo:paragraph-rsid="000e658c"/>
    </style:style>
    <style:style style:name="P4" style:family="paragraph" style:parent-style-name="Standard">
      <style:text-properties officeooo:rsid="000d477d" officeooo:paragraph-rsid="000d477d"/>
    </style:style>
    <style:style style:name="P5" style:family="paragraph" style:parent-style-name="Text_20_body">
      <style:text-properties officeooo:paragraph-rsid="000fe301"/>
    </style:style>
    <style:style style:name="P6" style:family="paragraph" style:parent-style-name="Text_20_body">
      <style:text-properties officeooo:rsid="000fe301" officeooo:paragraph-rsid="000fe301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Heading_20_3">
      <style:text-properties officeooo:rsid="000d477d" officeooo:paragraph-rsid="000fe301"/>
    </style:style>
    <style:style style:name="T1" style:family="text">
      <style:text-properties officeooo:rsid="000d47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65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">Configuración de modulo Bluetooth </text:span>JY-MCU BT BOARD v1.<text:span text:style-name="T1">1</text:span> <text:span text:style-name="T1">para conectarlo a un Arduino Atmega328 y cargar sketchs de forma inalámbrica.</text:span></text:h>
      <text:p text:style-name="P2"/>
      <text:p text:style-name="P2"/>
      <text:h text:style-name="Heading_20_3" text:outline-level="3">Paso 1. Configuración del Atmega328</text:h>
      <text:p text:style-name="P1"/>
      <text:p text:style-name="P1">Debemos cargar en nuestro A<text:span text:style-name="T3">T</text:span>mega328 el bootloader Arduino BT w/ A<text:span text:style-name="T3">T</text:span>mega328. Ya sabemos que habrá que conectarlo en una placa de prototipar y hacer que otro arduino sea el programador. Tema 11 de los apuntes del curso Arduino Intermedio.</text:p>
      <text:p text:style-name="P1"/>
      <text:h text:style-name="Heading_20_3" text:outline-level="3">Paso 2. Configuración del <text:s/>JY-MCU BT BOARD v1.1 </text:h>
      <text:p text:style-name="P1"/>
      <text:p text:style-name="P1"><text:span text:style-name="T2">Importante no tener apareado</text:span> el modulo BT con ningún otro aparato de Bluetooth. </text:p>
      <text:p text:style-name="P1"/>
      <text:p text:style-name="P1">Con un conversor Serie-USB conectaremos nuestro modulo de BT. Y abriremos un Serial Port normalmente con nombre /ttyUSB0. Gracias al programa CuteCom (cualquier otro vale) nos pondremos a configurarlo. Por defecto esta en 9600.</text:p>
      <text:p text:style-name="P1"/>
      <text:p text:style-name="P1">Escribimos el comando <text:span text:style-name="T2">AT</text:span>, esto debería devolvernos un OK. Sino nos devuelve un OK, revisar los otros badu rates y comprobar bien las conexiones.</text:p>
      <text:p text:style-name="P1"/>
      <text:p text:style-name="P1">Más adelante le cambiaremos el nombre con el comando <text:span text:style-name="T2">AT+NAMEnombrequequeramo</text:span>s, nos devolverá Oknombrequequeramos.</text:p>
      <text:p text:style-name="P1"/>
      <text:p text:style-name="P1">Finalmente cambiaremos el baud rate con <text:span text:style-name="T2">AT+BAUD8</text:span> y nos deberá de devolver OK115200.</text:p>
      <text:p text:style-name="P1"/>
      <text:p text:style-name="P1">Para más información mirar: <text:a xlink:type="simple" xlink:href="https://apirola.wordpress.com/2012/09/05/configurando-jy-mcu-bt-board-v1-2/">https://apirola.wordpress.com/2012/09/05/configurando-jy-mcu-bt-board-v1-2/</text:a></text:p>
      <text:p text:style-name="P1"/>
      <text:h text:style-name="P8" text:outline-level="3">Paso 2 A. Configuración del <text:s/>modulo bluetooth HC – 05.</text:h>
      <text:p text:style-name="P5"/>
      <text:p text:style-name="P6">Para entrar en el modo de comandos AT para estos módulo, debemos de conectar el modulo a través del Arduino por los pines RX y TX. Antes de conectarle corriente debemos conectar el <text:span text:style-name="T2">pin</text:span> <text:span text:style-name="T2">KEY</text:span> del modulo a <text:span text:style-name="T2">5V</text:span> para así poder entrar en el <text:span text:style-name="T2">modo Master </text:span>y poder configurar su Baud Rate.</text:p>
      <text:p text:style-name="P6"/>
      <text:p text:style-name="P6">Abriremos un Monitor Serial con un programa (como el Cute com) a un <text:span text:style-name="T2">Baud Rate</text:span> de <text:span text:style-name="T2">38400</text:span> y teniendo en cuenta el <text:span text:style-name="T2">CR y LF de fin de linea activos</text:span>. Ahora podremos utilizar los comandos <text:span text:style-name="T2">AT</text:span></text:p>
      <text:p text:style-name="P1"/>
      <text:h text:style-name="Heading_20_3" text:outline-level="3">Paso 3. Conexiones.</text:h>
      <text:p text:style-name="P1"/>
      <text:p text:style-name="P3">Los pines <text:span text:style-name="T2">TX</text:span> y <text:span text:style-name="T2">RX</text:span> del BT van <text:span text:style-name="T2">cruzados</text:span> con respecto a los pines de arduino. Además se deberá de <text:soft-page-break/>conectar a tierra <text:span text:style-name="T2">GND</text:span> y <text:span text:style-name="T2">WAKE/ON/OFF;</text:span> y a <text:span text:style-name="T2">5V</text:span> el <text:span text:style-name="T2">VCC.</text:span></text:p>
      <text:p text:style-name="P3"/>
      <text:p text:style-name="P3">Importante hay que tener un botón de reset para cargar el programa.</text:p>
      <text:p text:style-name="P3"/>
      <text:h text:style-name="Heading_20_3" text:outline-level="3">Paso 4. Carga del sketch.</text:h>
      <text:p text:style-name="P3"/>
      <text:p text:style-name="P3">Para cargar el sketch tenemos que asociarnos con el modulo BT desde el ordenador. Además cambiar la tarjeta por tarjeta <text:span text:style-name="T2">Arduino BT w/ ATmega328</text:span> y utilizar el puerto <text:span text:style-name="T2">/rfcomm1</text:span> (o el que cada uno tenga).</text:p>
      <text:p text:style-name="P3"/>
      <text:p text:style-name="P3">Para que funcione hay que mantener apretado el botón de reset y soltarlo cuando empieze la carga del sketch.</text:p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2:27:00.568149217</meta:creation-date>
    <dc:date>2015-03-09T09:54:22.414169828</dc:date>
    <meta:editing-duration>PT9M19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19" meta:word-count="377" meta:character-count="2279" meta:non-whitespace-character-count="1916"/>
  </office:meta>
</office:document-meta>
</file>